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21edea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4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0ed0a51-d36b-81b6-7458-0599430fe2d8"/>Compte Rendu n°08</text:p>
      <text:p text:style-name="P1">18/05/2016</text:p>
      <text:p text:style-name="P1">19h30 - 20h30</text:p>
      <text:p text:style-name="Text_20_body"/>
      <text:p text:style-name="P7"><text:span text:style-name="T1">M. Belaïd</text:span></text:p>
      <text:p text:style-name="P7"><text:span text:style-name="T1">M. Boutant</text:span></text:p>
      <text:p text:style-name="P7"><text:span text:style-name="T1">M. Coispel</text:span></text:p>
      <text:p text:style-name="P7"><text:span text:style-name="T1">M. Duong</text:span></text:p>
      <text:p text:style-name="P7"><text:span text:style-name="T1">M. Manzano</text:span></text:p>
      <text:p text:style-name="Text_20_body"/>
      <text:p text:style-name="P6"><text:span text:style-name="T2">Objet </text:span><text:span text:style-name="T1">: Présentation de l’avancée du projet et des problèmes rencontrés</text:span></text:p>
      <text:p text:style-name="Text_20_body"/>
      <text:p text:style-name="P6"><text:span text:style-name="T2">Au programme </text:span><text:span text:style-name="T1">: Discussion sur les derniers problèmes </text:span></text:p>
      <text:p text:style-name="P2">(cohérence par rapport aux règles et affichage)</text:p>
      <text:p text:style-name="Text_20_body"/>
      <text:p text:style-name="P5"><text:span text:style-name="T6">Les sujets suivants ont été abordés</text:span><text:span text:style-name="T5"> </text:span><text:span text:style-name="T3">:</text:span></text:p>
      <text:list xml:id="list8120347886189425204" text:style-name="L1">
        <text:list-item>
          <text:p text:style-name="P8">affichage des Points d’Action (PA) dans la fenêtre</text:p>
        </text:list-item>
        <text:list-item>
          <text:p text:style-name="P8">affichage des images des dés dans la fenêtre après un lancer de dés</text:p>
        </text:list-item>
        <text:list-item>
          <text:p text:style-name="P8">problème de l’utilisation d’objets partagés : lorsqu’on modifie “nbDePieces” ou “orientation”, on change les attributs pour tous les TypeCellule identiques, non seulement la cellule concernée.</text:p>
        </text:list-item>
        <text:list-item>
          <text:p text:style-name="P8">évocation de la règle : une même cellule ne peut attaquer deux fois dans le même tour</text:p>
        </text:list-item>
        <text:list-item>
          <text:p text:style-name="P8">implication de chacun sur la partie codage</text:p>
        </text:list-item>
      </text:list>
      <text:p text:style-name="Text_20_body"/>
      <text:p text:style-name="P4">Difficultés rencontrées et solutions apportées:</text:p>
      <text:p text:style-name="Text_20_body"/>
      <text:list xml:id="list1777484130518794177" text:style-name="L2">
        <text:list-item>
          <text:p text:style-name="P11">Règle du jeu: une même cellule ne peut attaquer deux fois de suite</text:p>
        </text:list-item>
      </text:list>
      <text:list xml:id="list6326289120514901744" text:style-name="L3">
        <text:list-item>
          <text:p text:style-name="P9">une cellule pouvait attaquer deux fois de suite (cas non pris en compte jusqu’à maintenant).</text:p>
        </text:list-item>
      </text:list>
      <text:p text:style-name="P5"><text:span text:style-name="T4">Solution proposée</text:span><text:span text:style-name="T3">: enregistrer les coordonnées de l’unité qui à attaquer en dernier et rajouter une condition dans le IF avec le test “attaquePossible”, dans la méthode “cliqued()”.</text:span></text:p>
      <text:p text:style-name="Text_20_body"/>
      <text:list xml:id="list5600370957494837744" text:style-name="L4">
        <text:list-item>
          <text:p text:style-name="P12">Problème d’utilisation d’objets partagés</text:p>
        </text:list-item>
      </text:list>
      <text:list xml:id="list7628817356508436529" text:style-name="L5">
        <text:list-item>
          <text:p text:style-name="P10">faire “typeCellule.nbDePieces = ...” ou bien “typeCellule.orientation = ...” ou bien “plateau[i][j] = TypeCellule.***” change la définition même des TypeCellule...</text:p>
        </text:list-item>
      </text:list>
      <text:p text:style-name="P5"><text:span text:style-name="T4">Solution proposée</text:span><text:span text:style-name="T5"> </text:span><text:span text:style-name="T3">: rendre la variable “plateau” de type “Cellule[ ][ ]”; rendre “nbDePieces” et “orientation” privées dans la classe “TypeCellule” et les importer dans la classe “Cellule”.</text:span></text:p>
      <text:p text:style-name="Text_20_body"/>
      <text:p text:style-name="Text_20_body"/>
      <text:p text:style-name="P4"><text:soft-page-break/>Remarques (rappels) et TODO:</text:p>
      <text:p text:style-name="P3">- SVN: Mettre régulièrement à jour les plannings de travail de chacun</text:p>
      <text:p text:style-name="Text_20_body"/>
      <text:p text:style-name="P3">- Poursuivre le codage:</text:p>
      <text:p text:style-name="P13">- Vérifier l’exactitude des tests (ex: DeplacementPossible(), AttaquePossible(), ...)</text:p>
      <text:p text:style-name="P13">- Ajouter du texte expliquant les méthodes; améliorer les rendus sur la console après chaque click (revoir les “System.out.print()” )</text:p>
      <text:p text:style-name="P13">- La syntaxe: supprimer les accents; les noms des méthodes commencent toujours par une lettre minuscule; les commentaires “//” : retour à la ligne;</text:p>
      <text:p text:style-name="Text_20_body"><text:span text:style-name="T3"><text:tab/>- </text:span><text:span text:style-name="T4">Indiquer l'auteur ou les auteurs de chaque méth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OUTANT</meta:initial-creator>
    <meta:creation-date>2016-05-21T15:04:58.569781943</meta:creation-date>
    <dc:date>2016-05-21T15:07:42.164236225</dc:date>
    <dc:creator>Thomas BOUTANT</dc:creator>
    <meta:editing-duration>PT2M43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2" meta:paragraph-count="31" meta:word-count="323" meta:character-count="2058" meta:non-whitespace-character-count="1773"/>
  </office:meta>
</office:document-meta>
</file>